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227fda" officeooo:paragraph-rsid="001a914a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5e009" officeooo:paragraph-rsid="001a914a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5e009" officeooo:paragraph-rsid="001bcc81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1a914a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b791b" officeooo:paragraph-rsid="001e3244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b791b" officeooo:paragraph-rsid="001f0d1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b791b" officeooo:paragraph-rsid="00238ea5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cfc0b" officeooo:paragraph-rsid="001a914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1a914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officeooo:paragraph-rsid="001a914a" style:font-size-asian="12pt" style:font-size-complex="12pt"/>
    </style:style>
    <style:style style:name="P11" style:family="paragraph" style:parent-style-name="Standard">
      <style:text-properties fo:font-size="14pt" fo:font-weight="bold" officeooo:paragraph-rsid="001a914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3pt" fo:font-weight="normal" officeooo:rsid="001cfc0b" officeooo:paragraph-rsid="001a914a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22e7dd" officeooo:paragraph-rsid="001a914a" fo:background-color="transparent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bold" officeooo:rsid="0022e7dd" officeooo:paragraph-rsid="001a914a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6a6fb" officeooo:paragraph-rsid="001a914a" fo:background-color="transparent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6a6fb" officeooo:paragraph-rsid="001dc2d6" fo:background-color="transparent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3480e" officeooo:paragraph-rsid="0023480e" fo:background-color="transparent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fc0b" style:font-weight-asian="normal" style:font-weight-complex="normal"/>
    </style:style>
    <style:style style:name="T3" style:family="text">
      <style:text-properties fo:font-weight="normal" officeooo:rsid="0022e7dd" style:font-weight-asian="normal" style:font-weight-complex="normal"/>
    </style:style>
    <style:style style:name="T4" style:family="text">
      <style:text-properties fo:font-weight="normal" officeooo:rsid="001bcc81" style:font-weight-asian="normal" style:font-weight-complex="normal"/>
    </style:style>
    <style:style style:name="T5" style:family="text">
      <style:text-properties fo:font-weight="normal" officeooo:rsid="001d74b7" style:font-weight-asian="normal" style:font-weight-complex="normal"/>
    </style:style>
    <style:style style:name="T6" style:family="text">
      <style:text-properties fo:font-weight="normal" officeooo:rsid="001dc2d6" style:font-weight-asian="normal" style:font-weight-complex="normal"/>
    </style:style>
    <style:style style:name="T7" style:family="text">
      <style:text-properties fo:font-weight="normal" officeooo:rsid="001cfc0b" fo:background-color="transparent" loext:char-shading-value="0" style:font-weight-asian="normal" style:font-weight-complex="normal"/>
    </style:style>
    <style:style style:name="T8" style:family="text">
      <style:text-properties fo:font-weight="normal" officeooo:rsid="001d74b7" fo:background-color="transparent" loext:char-shading-value="0" style:font-weight-asian="normal" style:font-weight-complex="normal"/>
    </style:style>
    <style:style style:name="T9" style:family="text">
      <style:text-properties fo:font-weight="normal" officeooo:rsid="001e3244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f0d10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20867e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215a1b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238ea5" fo:background-color="transparent" loext:char-shading-value="0" style:font-weight-asian="normal" style:font-weight-complex="normal"/>
    </style:style>
    <style:style style:name="T14" style:family="text">
      <style:text-properties officeooo:rsid="001cfc0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a6fb" style:font-weight-asian="bold" style:font-weight-complex="bold"/>
    </style:style>
    <style:style style:name="T17" style:family="text">
      <style:text-properties officeooo:rsid="001db283"/>
    </style:style>
    <style:style style:name="T18" style:family="text">
      <style:text-properties officeooo:rsid="0022e7dd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000000" style:text-underline-style="none" fo:font-weight="normal" officeooo:rsid="0016a6fb" style:font-weight-asian="normal" style:font-weight-complex="normal"/>
    </style:style>
    <style:style style:name="T21" style:family="text">
      <style:text-properties fo:color="#000000" style:text-underline-style="none" officeooo:rsid="0016a6fb"/>
    </style:style>
    <style:style style:name="T22" style:family="text">
      <style:text-properties officeooo:rsid="0016a6fb"/>
    </style:style>
    <style:style style:name="T23" style:family="text">
      <style:text-properties officeooo:rsid="001dc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Quellenverzeichnis:</text:p>
      <text:p text:style-name="P2"/>
      <text:p text:style-name="P2">[SWT10] <text:span text:style-name="T1">Thomas Grechening, Mario Bernhart, Roland Breiteneder, Karin Kappel:</text:span></text:p>
      <text:p text:style-name="P2"><text:span text:style-name="T1">Softwaretechnik, Pearson Studium 2010, </text:span><text:span text:style-name="T2">München, </text:span><text:span text:style-name="T1">ISBN 978-386894-007-7</text:span></text:p>
      <text:p text:style-name="P2">[SWT10-<text:span text:style-name="T14">1</text:span>] <text:span text:style-name="T2">Seite 301</text:span></text:p>
      <text:p text:style-name="P3"><text:span text:style-name="T2">[SWT10-</text:span><text:span text:style-name="T4">2</text:span><text:span text:style-name="T2">] Seite </text:span><text:span text:style-name="T5">332</text:span></text:p>
      <text:p text:style-name="P5"><text:span text:style-name="T7">[SWT10-</text:span><text:span text:style-name="T8">3</text:span><text:span text:style-name="T7">] </text:span><text:span text:style-name="T9">Seite 332</text:span></text:p>
      <text:p text:style-name="P6"><text:span text:style-name="T7">[SWT10-</text:span><text:span text:style-name="T10">4] Seite </text:span><text:span text:style-name="T11">333 </text:span><text:span text:style-name="T12">ff</text:span></text:p>
      <text:p text:style-name="P7"><text:span text:style-name="T7">[SWT10-</text:span><text:span text:style-name="T13">5</text:span><text:span text:style-name="T10">] </text:span><text:span text:style-name="T13">Seite 336</text:span></text:p>
      <text:p text:style-name="P8"/>
      <text:p text:style-name="P12"><text:span text:style-name="T15">[S-T02] </text:span>Georg Erwin Thaller:</text:p>
      <text:p text:style-name="P12">Software-Test, Verifikation und Validation, Verlag Heinz Heise <text:span text:style-name="T17">G</text:span>mbH &amp;Co KG, Hannover,</text:p>
      <text:p text:style-name="P12">ISBN 3-88229-198-2</text:p>
      <text:p text:style-name="P12"><text:span text:style-name="T15">[S-T02-1]</text:span> Seite 15</text:p>
      <text:p text:style-name="P8"/>
      <text:p text:style-name="P14">[BTa15] <text:span text:style-name="T1">Thomas Bucsics, Manfred Baumgartner, Richard Seidl, Stefan Gwihs:</text:span></text:p>
      <text:p text:style-name="P13">Basiswissen Testautomatisierung, Konzepte, Methoden und Techniken,</text:p>
      <text:p text:style-name="P13">dpunkt.verlag 2015 Heidelberg</text:p>
      <text:p text:style-name="P15"><text:span text:style-name="T18">[BTa15-1] </text:span><text:span text:style-name="T3">Seite 7</text:span></text:p>
      <text:p text:style-name="P16"><text:span text:style-name="T3">[BTa15-</text:span><text:span text:style-name="T6">2</text:span><text:span text:style-name="T3">] </text:span><text:span text:style-name="T6">Seite 12</text:span></text:p>
      <text:p text:style-name="P16"><text:span text:style-name="T3">[BTa15-</text:span><text:span text:style-name="T6">3</text:span><text:span text:style-name="T3">] </text:span><text:span text:style-name="T6">Seite 12</text:span></text:p>
      <text:p text:style-name="P16"><text:span text:style-name="T6"/></text:p>
      <text:p text:style-name="P17"><text:span text:style-name="T23">[</text:span>PwSwt08] <text:span text:style-name="T1">Andreas Spillner, Thomas Roßner, Mario Winter, Tilo Linz:</text:span></text:p>
      <text:p text:style-name="P17"><text:span text:style-name="T1">Praxiswissen Softwaretest, Testmanagement, Aus- und Weiterbildung zum Certified Tester, Advanced Level, nach ISTQB-Standard,</text:span></text:p>
      <text:p text:style-name="P17"><text:span text:style-name="T1">dpunkt.verlag, 2008 Heidelberg</text:span></text:p>
      <text:p text:style-name="P17"><text:span text:style-name="T6">[</text:span><text:span text:style-name="T1">PwSwt08-1] Seite 85</text:span></text:p>
      <text:p text:style-name="P4"/>
      <text:p text:style-name="P10"><text:span text:style-name="T16">[F01] </text:span><text:span text:style-name="T20">Website School of Mathematics, University of Minnesota: </text:span><text:span text:style-name="T19">http://www.math.umn.edu/~arnold/disasters/ariane.html <text:s/></text:span><text:span text:style-name="T20">(last access Nov 2016)</text:span></text:p>
      <text:p text:style-name="P4"/>
      <text:p text:style-name="P4"><text:s/><text:span text:style-name="T22">[F02] </text:span><text:span text:style-name="T20">Website Heise online:</text:span></text:p>
      <text:p text:style-name="P9">http://www.heise.de/newsticker/meldung/Hartz-IV-GAU-bei-der-Arbeitslosengeld-II-Zahlung-Update-124331.html <text:s text:c="2"/><text:span text:style-name="T21">(last access Nov 2016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1:35:11.924320695</meta:creation-date>
    <dc:date>2016-11-27T18:50:13.760347416</dc:date>
    <meta:editing-duration>PT2H56M19S</meta:editing-duration>
    <meta:editing-cycles>7</meta:editing-cycles>
    <meta:generator>LibreOffice/5.1.2.2$Linux_X86_64 LibreOffice_project/10m0$Build-2</meta:generator>
    <meta:document-statistic meta:table-count="0" meta:image-count="0" meta:object-count="0" meta:page-count="1" meta:paragraph-count="25" meta:word-count="130" meta:character-count="1171" meta:non-whitespace-character-count="1062"/>
  </office:meta>
</office:document-meta>
</file>